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rideCollectiveTypeStategy.isCollective(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verrideCollectiveTypeStategy.overrideCollectiv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CollectiveTypeStategy.overrideNotCollectiv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CollectiveTypeStategy.OverrideCollectiveTypeSt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rideCollectiveTypeStategy.OverrideCollectiveTypeStategy( CollectiveTypeStrategy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